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paragraph-properties fo:text-align="start" style:justify-single-word="false"/>
      <style:text-properties fo:language="ru" fo:country="RU"/>
    </style:style>
    <style:style style:name="P6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7" style:family="paragraph" style:parent-style-name="Standard">
      <style:paragraph-properties fo:text-align="center" style:justify-single-word="false"/>
      <style:text-properties fo:font-size="13pt" fo:language="ru" fo:country="RU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fo:language="ru" fo:country="RU" style:font-size-asian="13pt" style:font-size-complex="13pt"/>
    </style:style>
    <style:style style:name="P9" style:family="paragraph" style:parent-style-name="Standard" style:list-style-name="">
      <style:paragraph-properties fo:text-align="center" style:justify-single-word="false" style:text-autospace="none"/>
      <style:text-properties fo:font-size="13pt" style:font-size-asian="13pt" style:font-size-complex="13pt"/>
    </style:style>
    <style:style style:name="P10" style:family="paragraph" style:parent-style-name="Standard" style:list-style-name="">
      <style:paragraph-properties style:text-autospace="none"/>
    </style:style>
    <style:style style:name="P11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 style:list-style-name="">
      <style:paragraph-properties style:text-autospace="none"/>
      <style:text-properties fo:font-size="9.5pt" style:font-size-asian="9.5pt" style:font-size-complex="9.5pt"/>
    </style:style>
    <style:style style:name="T1" style:family="text">
      <style:text-properties fo:language="en" fo:country="US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style:font-name-asian="Consolas" style:font-name-complex="Consolas"/>
    </style:style>
    <style:style style:name="T5" style:family="text">
      <style:text-properties fo:color="#000000" style:font-name="Consolas" fo:font-size="13pt" style:font-name-asian="Consolas" style:font-size-asian="13pt" style:font-name-complex="Consolas" style:font-size-complex="13pt"/>
    </style:style>
    <style:style style:name="T6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дготовил студент второго курса группы 17-К-АС1 Вардеванян Артём </text:p>
      <text:p text:style-name="P1">Проверил старший преподаватель кафедры информационных систем и программирования Волик Александр Георгиевич</text:p>
      <text:p text:style-name="P1"/>
      <text:p text:style-name="P1">Отчёт по лабораторной работе №5</text:p>
      <text:p text:style-name="P1"/>
      <text:p text:style-name="P1">Вариант 6</text:p>
      <text:p text:style-name="P3"><text:span text:style-name="T1"/></text:p>
      <text:p text:style-name="P3"><text:span text:style-name="T1"/></text:p>
      <text:p text:style-name="P4">Задание</text:p>
      <text:p text:style-name="P4"/>
      <text:p text:style-name="P5">очередь тип <text:span text:style-name="T1">float</text:span></text:p>
      <text:p text:style-name="P5"><text:span text:style-name="T1"/></text:p>
      <text:list xml:id="list2414646032678766964" text:style-name="L1">
        <text:list-item>
          <text:p text:style-name="P6"><text:span text:style-name="T1">Создать класс в соответствии с вариантом, реализующий один из видов АТД.<text:line-break/>2) Создать проект для автоматизации тестирования и создать набор тестов для проверки работы класса.<text:line-break/>3) Запустить проект тестирования и проверить результаты его работы.<text:line-break/>4) Составить отчет о результатах проведенного тестирования.</text:span></text:p>
        </text:list-item>
      </text:list>
      <text:p text:style-name="P5"><text:span text:style-name="T1"/></text:p>
      <text:p text:style-name="P7">КЛАСС С МЕТОДОМ </text:p>
      <text:p text:style-name="P7"/>
      <text:p text:style-name="P8"><text:span text:style-name="T2">public</text:span><text:span text:style-name="T3"> </text:span><text:span text:style-name="T2">class</text:span><text:span text:style-name="T3"> </text:span><text:span text:style-name="T6">FIFO</text:span></text:p>
      <text:p text:style-name="P11"><text:s text:c="4"/>{</text:p>
      <text:p text:style-name="P10"><text:span text:style-name="T3"><text:s text:c="8"/></text:span><text:span text:style-name="T2">public</text:span><text:span text:style-name="T3"> </text:span><text:span text:style-name="T2">float</text:span><text:span text:style-name="T3">[] mas;</text:span><text:span text:style-name="T7">//массив</text:span></text:p>
      <text:p text:style-name="P10"><text:span text:style-name="T3"><text:s text:c="8"/></text:span><text:span text:style-name="T2">public</text:span><text:span text:style-name="T3"> </text:span><text:span text:style-name="T2">int</text:span><text:span text:style-name="T3"> size;</text:span><text:span text:style-name="T7">//количество элементов в очереди</text:span></text:p>
      <text:p text:style-name="P10"><text:span text:style-name="T3"><text:s text:c="8"/></text:span><text:span text:style-name="T2">public</text:span><text:span text:style-name="T3"> </text:span><text:span text:style-name="T2">int</text:span><text:span text:style-name="T3"> head;</text:span></text:p>
      <text:p text:style-name="P10"><text:span text:style-name="T3"><text:s text:c="8"/></text:span><text:span text:style-name="T2">public</text:span><text:span text:style-name="T3"> </text:span><text:span text:style-name="T2">int</text:span><text:span text:style-name="T3"> tail;</text:span></text:p>
      <text:p text:style-name="P10"><text:span text:style-name="T3"><text:s text:c="8"/></text:span><text:span text:style-name="T2">public</text:span><text:span text:style-name="T3"> </text:span><text:span text:style-name="T2">int</text:span><text:span text:style-name="T3"> length;</text:span></text:p>
      <text:p text:style-name="P10"><text:span text:style-name="T3"><text:s text:c="8"/></text:span><text:span text:style-name="T2">public</text:span><text:span text:style-name="T3"> FIFO(</text:span><text:span text:style-name="T2">int</text:span><text:span text:style-name="T3"> length)</text:span></text:p>
      <text:p text:style-name="P11"><text:s text:c="8"/>{</text:p>
      <text:p text:style-name="P10"><text:span text:style-name="T3"><text:s text:c="12"/>mas = </text:span><text:span text:style-name="T2">new</text:span><text:span text:style-name="T3"> </text:span><text:span text:style-name="T2">float</text:span><text:span text:style-name="T3">[length];</text:span></text:p>
      <text:p text:style-name="P11"><text:s text:c="12"/>size = Count_elements();</text:p>
      <text:p text:style-name="P10"><text:span text:style-name="T3"><text:s text:c="12"/></text:span><text:span text:style-name="T2">this</text:span><text:span text:style-name="T3">.length = length;</text:span></text:p>
      <text:p text:style-name="P11"><text:s text:c="8"/>}</text:p>
      <text:p text:style-name="P10"><text:span text:style-name="T3"><text:s text:c="8"/></text:span><text:span text:style-name="T7">//проверка на пустоту</text:span></text:p>
      <text:p text:style-name="P10"><text:span text:style-name="T3"><text:s text:c="8"/></text:span><text:span text:style-name="T2">public</text:span><text:span text:style-name="T3"> </text:span><text:span text:style-name="T2">bool</text:span><text:span text:style-name="T3"> isEmpty()</text:span></text:p>
      <text:p text:style-name="P11"><text:s text:c="8"/>{</text:p>
      <text:p text:style-name="P10"><text:span text:style-name="T3"><text:s text:c="12"/></text:span><text:span text:style-name="T2">return</text:span><text:span text:style-name="T3"> size == 0;</text:span></text:p>
      <text:p text:style-name="P11"><text:s text:c="8"/>}</text:p>
      <text:p text:style-name="P11"/>
      <text:p text:style-name="P10"><text:span text:style-name="T3"><text:s text:c="8"/></text:span><text:span text:style-name="T7">//Вставка элемента в очередь</text:span></text:p>
      <text:p text:style-name="P10"><text:span text:style-name="T3"><text:s text:c="8"/></text:span><text:span text:style-name="T2">public</text:span><text:span text:style-name="T3"> </text:span><text:span text:style-name="T2">void</text:span><text:span text:style-name="T3"> Enqueue(</text:span><text:span text:style-name="T2">float</text:span><text:span text:style-name="T3"> newelement)</text:span></text:p>
      <text:p text:style-name="P11"><text:s text:c="8"/>{</text:p>
      <text:p text:style-name="P10"><text:span text:style-name="T3"><text:s text:c="12"/></text:span><text:span text:style-name="T2">if</text:span><text:span text:style-name="T3"> ((tail == length) || (head == length)) </text:span><text:span text:style-name="T2">throw</text:span><text:span text:style-name="T3"> </text:span><text:span text:style-name="T2">new</text:span><text:span text:style-name="T3"> InvalidOperationException(</text:span><text:span text:style-name="T8">"Переполнение очереди"</text:span><text:span text:style-name="T3">);</text:span></text:p>
      <text:p text:style-name="P10"><text:span text:style-name="T3"><text:s text:c="12"/></text:span><text:span text:style-name="T2">else</text:span><text:span text:style-name="T3"> tail++;</text:span></text:p>
      <text:p text:style-name="P11"><text:s text:c="12"/>size++;</text:p>
      <text:p text:style-name="P11"><text:s text:c="12"/>mas[tail] = newelement;</text:p>
      <text:p text:style-name="P11"><text:s text:c="11"/></text:p>
      <text:p text:style-name="P11"><text:s text:c="8"/>}</text:p>
      <text:p text:style-name="P10"><text:span text:style-name="T3"><text:s text:c="8"/></text:span><text:span text:style-name="T7">//Извлечение элемента из очереди</text:span></text:p>
      <text:p text:style-name="P10"><text:span text:style-name="T3"><text:s text:c="8"/></text:span><text:span text:style-name="T2">public</text:span><text:span text:style-name="T3"> </text:span><text:span text:style-name="T2">float</text:span><text:span text:style-name="T3"> Dequeue()</text:span></text:p>
      <text:p text:style-name="P11"><text:s text:c="8"/>{</text:p>
      <text:p text:style-name="P10"><text:span text:style-name="T3"><text:s text:c="12"/></text:span><text:span text:style-name="T2">if</text:span><text:span text:style-name="T3"> (isEmpty()) </text:span><text:span text:style-name="T2">throw</text:span><text:span text:style-name="T3"> </text:span><text:span text:style-name="T2">new</text:span><text:span text:style-name="T3"> InvalidOperationException(</text:span><text:span text:style-name="T8">"Очередь опустошенна"</text:span><text:span text:style-name="T3">);</text:span></text:p>
      <text:p text:style-name="P11"><text:s text:c="12"/></text:p>
      <text:p text:style-name="P10"><text:span text:style-name="T3"><text:s text:c="12"/></text:span><text:span text:style-name="T2">else</text:span><text:span text:style-name="T3"> head++; </text:span></text:p>
      <text:p text:style-name="P11"><text:s text:c="12"/>size--;</text:p>
      <text:p text:style-name="P10"><text:span text:style-name="T3"><text:s text:c="12"/></text:span><text:span text:style-name="T2">float</text:span><text:span text:style-name="T3"> T = mas[head];</text:span></text:p>
      <text:p text:style-name="P11"><text:s text:c="12"/>mas[head] = 0;</text:p>
      <text:p text:style-name="P10"><text:span text:style-name="T3"><text:s text:c="12"/></text:span><text:span text:style-name="T2">return</text:span><text:span text:style-name="T3"> T;</text:span></text:p>
      <text:p text:style-name="P11"><text:soft-page-break/><text:s text:c="8"/>}</text:p>
      <text:p text:style-name="P10"><text:span text:style-name="T3"><text:s text:c="8"/></text:span><text:span text:style-name="T7">//очередь</text:span></text:p>
      <text:p text:style-name="P10"><text:span text:style-name="T3"><text:s text:c="8"/></text:span><text:span text:style-name="T2">public</text:span><text:span text:style-name="T3"> </text:span><text:span text:style-name="T2">void</text:span><text:span text:style-name="T3"> queue()</text:span></text:p>
      <text:p text:style-name="P11"><text:s text:c="8"/>{</text:p>
      <text:p text:style-name="P10"><text:span text:style-name="T3"><text:s text:c="12"/>Console.WriteLine(</text:span><text:span text:style-name="T8">"Очередь"</text:span><text:span text:style-name="T3">);</text:span></text:p>
      <text:p text:style-name="P10"><text:span text:style-name="T3"><text:s text:c="12"/></text:span><text:span text:style-name="T2">for</text:span><text:span text:style-name="T3"> (</text:span><text:span text:style-name="T2">int</text:span><text:span text:style-name="T3"> i = 0; i &lt; length; i++)</text:span></text:p>
      <text:p text:style-name="P11"><text:s text:c="16"/>Console.WriteLine(mas[i]);</text:p>
      <text:p text:style-name="P11"><text:s text:c="12"/></text:p>
      <text:p text:style-name="P11"><text:s text:c="8"/>}</text:p>
      <text:p text:style-name="P10"><text:span text:style-name="T3"><text:s text:c="8"/></text:span><text:span text:style-name="T7">//Прочтение первого элемента без его выборки из очереди</text:span></text:p>
      <text:p text:style-name="P10"><text:span text:style-name="T3"><text:s text:c="8"/></text:span><text:span text:style-name="T2">public</text:span><text:span text:style-name="T3"> </text:span><text:span text:style-name="T2">float</text:span><text:span text:style-name="T3"> Peek()</text:span></text:p>
      <text:p text:style-name="P11"><text:s text:c="8"/>{</text:p>
      <text:p text:style-name="P10"><text:span text:style-name="T3"><text:s text:c="12"/></text:span><text:span text:style-name="T2">return</text:span><text:span text:style-name="T3"> mas[head + 1];</text:span></text:p>
      <text:p text:style-name="P11"><text:s text:c="8"/>}</text:p>
      <text:p text:style-name="P10"><text:span text:style-name="T3"><text:s text:c="8"/></text:span><text:span text:style-name="T7">// определение количества элементов очереди</text:span></text:p>
      <text:p text:style-name="P10"><text:span text:style-name="T3"><text:s text:c="8"/></text:span><text:span text:style-name="T2">public</text:span><text:span text:style-name="T3"> </text:span><text:span text:style-name="T2">int</text:span><text:span text:style-name="T3"> Count_elements()</text:span></text:p>
      <text:p text:style-name="P11"><text:s text:c="8"/>{</text:p>
      <text:p text:style-name="P10"><text:span text:style-name="T3"><text:s text:c="12"/></text:span><text:span text:style-name="T2">return</text:span><text:span text:style-name="T3"> tail - head;</text:span></text:p>
      <text:p text:style-name="P11"><text:s text:c="8"/>}</text:p>
      <text:p text:style-name="P13"><text:span text:style-name="T4"><text:s text:c="4"/>}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9"><text:span text:style-name="T4">ТЕСТЫ </text:span></text:p>
      <text:p text:style-name="P9"><text:span text:style-name="T4"/></text:p>
      <text:p text:style-name="P12">[TestFixture]</text:p>
      <text:p text:style-name="P10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6">FIFOTest</text:span></text:p>
      <text:p text:style-name="P11"><text:s text:c="4"/>{</text:p>
      <text:p text:style-name="P10"><text:span text:style-name="T3"><text:s text:c="8"/></text:span><text:span text:style-name="T7">//количество элементов в очереди</text:span></text:p>
      <text:p text:style-name="P11"><text:s text:c="8"/>[Test]</text:p>
      <text:p text:style-name="P10"><text:span text:style-name="T3"><text:s text:c="8"/></text:span><text:span text:style-name="T2">public</text:span><text:span text:style-name="T3"> </text:span><text:span text:style-name="T2">void</text:span><text:span text:style-name="T3"> Count_elTest()</text:span></text:p>
      <text:p text:style-name="P11"><text:s text:c="8"/>{</text:p>
      <text:p text:style-name="P10"><text:span text:style-name="T3"><text:s text:c="12"/>FIFO Q = </text:span><text:span text:style-name="T2">new</text:span><text:span text:style-name="T3"> FIFO(10);</text:span></text:p>
      <text:p text:style-name="P11"><text:s text:c="12"/>Q.Enqueue(5.7f);</text:p>
      <text:p text:style-name="P11"><text:s text:c="12"/>Q.Enqueue(5f);</text:p>
      <text:p text:style-name="P11"><text:s text:c="12"/>Q.Enqueue(3.43f);</text:p>
      <text:p text:style-name="P11"><text:s text:c="12"/>Assert.AreEqual(3, Q.Count_elements());</text:p>
      <text:p text:style-name="P11"><text:s text:c="12"/>Assert.IsFalse(Q.isEmpty());</text:p>
      <text:p text:style-name="P11"><text:s text:c="8"/>}</text:p>
      <text:p text:style-name="P10"><text:span text:style-name="T3"><text:s text:c="8"/></text:span><text:span text:style-name="T7">//проверка на первый элемент очереди</text:span></text:p>
      <text:p text:style-name="P11"><text:s text:c="8"/>[Test]</text:p>
      <text:p text:style-name="P10"><text:span text:style-name="T3"><text:s text:c="8"/></text:span><text:span text:style-name="T2">public</text:span><text:span text:style-name="T3"> </text:span><text:span text:style-name="T2">void</text:span><text:span text:style-name="T3"> PeekTest()</text:span></text:p>
      <text:p text:style-name="P11"><text:s text:c="8"/>{</text:p>
      <text:p text:style-name="P10"><text:span text:style-name="T3"><text:s text:c="12"/>FIFO Q = </text:span><text:span text:style-name="T2">new</text:span><text:span text:style-name="T3"> FIFO(8);</text:span></text:p>
      <text:p text:style-name="P10"><text:span text:style-name="T3"><text:s text:c="12"/></text:span><text:span text:style-name="T2">float</text:span><text:span text:style-name="T3"> expected = 2.7f;</text:span></text:p>
      <text:p text:style-name="P11"><text:s text:c="12"/>Q.Enqueue(2.7f);</text:p>
      <text:p text:style-name="P11"><text:s text:c="12"/>Assert.AreEqual(expected, Q.Peek());</text:p>
      <text:p text:style-name="P11"><text:s text:c="12"/>Assert.IsFalse(Q.isEmpty());</text:p>
      <text:p text:style-name="P11"><text:s text:c="8"/>}</text:p>
      <text:p text:style-name="P10"><text:span text:style-name="T3"><text:s text:c="8"/></text:span><text:span text:style-name="T7">// количество элементов в очереди после удаления элемента очереди</text:span></text:p>
      <text:p text:style-name="P11"><text:s text:c="8"/>[Test]</text:p>
      <text:p text:style-name="P10"><text:span text:style-name="T3"><text:s text:c="8"/></text:span><text:span text:style-name="T2">public</text:span><text:span text:style-name="T3"> </text:span><text:span text:style-name="T2">void</text:span><text:span text:style-name="T3"> CountTest()</text:span></text:p>
      <text:p text:style-name="P11"><text:s text:c="8"/>{</text:p>
      <text:p text:style-name="P10"><text:span text:style-name="T3"><text:s text:c="12"/>FIFO R = </text:span><text:span text:style-name="T2">new</text:span><text:span text:style-name="T3"> FIFO(14);</text:span></text:p>
      <text:p text:style-name="P11"><text:s text:c="12"/>R.Enqueue(54f);</text:p>
      <text:p text:style-name="P11"><text:s text:c="12"/>R.Enqueue(78f);</text:p>
      <text:p text:style-name="P11"><text:s text:c="12"/>R.Enqueue(3.4f);</text:p>
      <text:p text:style-name="P11"><text:s text:c="12"/>R.Enqueue(33f);</text:p>
      <text:p text:style-name="P11"><text:s text:c="12"/>R.Dequeue();</text:p>
      <text:p text:style-name="P10"><text:span text:style-name="T3"><text:s text:c="12"/></text:span><text:span text:style-name="T2">int</text:span><text:span text:style-name="T3"> expected = 3;</text:span></text:p>
      <text:p text:style-name="P11"><text:s text:c="12"/>Assert.AreEqual(expected, R.Count_elements());</text:p>
      <text:p text:style-name="P11"><text:s text:c="8"/>}</text:p>
      <text:p text:style-name="P13"><text:span text:style-name="T4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4T10:38:35.16</meta:creation-date>
    <meta:document-statistic meta:table-count="0" meta:image-count="0" meta:object-count="0" meta:page-count="2" meta:paragraph-count="104" meta:word-count="312" meta:character-count="3140"/>
    <dc:date>2018-11-24T11:04:17.87</dc:date>
    <meta:editing-duration>PT10M32S</meta:editing-duration>
    <meta:editing-cycles>1</meta:editing-cycles>
    <meta:generator>OpenOffice/4.1.2$Win32 OpenOffice.org_project/412m3$Build-9782</meta:generator>
  </office:meta>
</office:document-meta>
</file>